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rsfs10" svg:font-family="rsfs10"/>
    <style:font-face style:name="Bitstream Vera Sans Mono" svg:font-family="'Bitstream Vera Sans Mono'" style:font-family-generic="modern"/>
    <style:font-face style:name="Courier" svg:font-family="Courier, 'Courier New'" style:font-family-generic="modern"/>
    <style:font-face style:name="OpenSymbol" svg:font-family="OpenSymbol" style:font-family-generic="system"/>
    <style:font-face style:name="Andale Mono1" svg:font-family="'Andale Mono'" style:font-pitch="fixed"/>
    <style:font-face style:name="Andale Mono" svg:font-family="'Andale Mono'" style:font-adornments="Normal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, 宋体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938cm" style:type="center"/>
          <style:tab-stop style:position="16.002cm" style:type="right"/>
        </style:tab-stops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P2" style:family="paragraph" style:parent-style-name="Footnote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P3" style:family="paragraph" style:parent-style-name="Footnote">
      <style:text-properties officeooo:rsid="0017327f" officeooo:paragraph-rsid="0017327f"/>
    </style:style>
    <style:style style:name="P4" style:family="paragraph" style:parent-style-name="Footnote">
      <style:text-properties fo:font-weight="bold" officeooo:rsid="0017327f" officeooo:paragraph-rsid="0017327f" style:font-weight-asian="bold" style:font-weight-complex="bold"/>
    </style:style>
    <style:style style:name="P5" style:family="paragraph" style:parent-style-name="paragraf">
      <style:paragraph-properties fo:margin-top="0.109cm" fo:margin-bottom="0cm" loext:contextual-spacing="false"/>
      <style:text-properties style:font-name="Times" officeooo:rsid="000ac42e" officeooo:paragraph-rsid="000ac42e" style:font-name-asian="Times" style:font-name-complex="Times" style:font-size-complex="10pt" style:language-complex="ar" style:country-complex="SA"/>
    </style:style>
    <style:style style:name="P6" style:family="paragraph" style:parent-style-name="paragraf">
      <style:paragraph-properties fo:margin-top="0.109cm" fo:margin-bottom="0cm" loext:contextual-spacing="false"/>
      <style:text-properties style:font-name="Times" fo:font-weight="bold" officeooo:rsid="000ac42e" officeooo:paragraph-rsid="000ac42e" style:font-name-asian="Times" style:font-weight-asian="bold" style:font-name-complex="Times" style:font-size-complex="10pt" style:language-complex="ar" style:country-complex="SA" style:font-weight-complex="bold"/>
    </style:style>
    <style:style style:name="P7" style:family="paragraph" style:parent-style-name="paragraf">
      <style:paragraph-properties fo:margin-top="0.109cm" fo:margin-bottom="0cm" loext:contextual-spacing="false"/>
      <style:text-properties style:font-name="Andale Mono" fo:font-size="6pt" officeooo:rsid="000ac42e" officeooo:paragraph-rsid="000ac42e" style:font-name-asian="Times" style:font-name-complex="Times" style:font-size-complex="10pt" style:language-complex="ar" style:country-complex="SA"/>
    </style:style>
    <style:style style:name="P8" style:family="paragraph" style:parent-style-name="paragraf">
      <style:paragraph-properties fo:margin-top="0.109cm" fo:margin-bottom="0cm" loext:contextual-spacing="false"/>
      <style:text-properties style:font-name="Andale Mono" fo:font-size="9pt" officeooo:rsid="000ac42e" officeooo:paragraph-rsid="001142b7" style:font-name-asian="Times" style:font-size-asian="9pt" style:font-name-complex="Times" style:font-size-complex="9pt" style:language-complex="ar" style:country-complex="SA"/>
    </style:style>
    <style:style style:name="P9" style:family="paragraph" style:parent-style-name="paragraf">
      <style:paragraph-properties fo:margin-top="0.109cm" fo:margin-bottom="0cm" loext:contextual-spacing="false"/>
      <style:text-properties officeooo:paragraph-rsid="000ea17a"/>
    </style:style>
    <style:style style:name="P10" style:family="paragraph" style:parent-style-name="paragraf">
      <style:paragraph-properties fo:margin-top="0.109cm" fo:margin-bottom="0cm" loext:contextual-spacing="false"/>
      <style:text-properties officeooo:paragraph-rsid="0013fca5"/>
    </style:style>
    <style:style style:name="P11" style:family="paragraph" style:parent-style-name="paragraf">
      <style:paragraph-properties fo:margin-top="0.101cm" fo:margin-bottom="0cm" loext:contextual-spacing="false"/>
      <style:text-properties officeooo:rsid="000b4f0d" officeooo:paragraph-rsid="000b4f0d"/>
    </style:style>
    <style:style style:name="P12" style:family="paragraph" style:parent-style-name="paragraf">
      <style:paragraph-properties fo:margin-top="0.101cm" fo:margin-bottom="0cm" loext:contextual-spacing="false"/>
      <style:text-properties officeooo:rsid="000b4f0d" officeooo:paragraph-rsid="000d24d9"/>
    </style:style>
    <style:style style:name="P13" style:family="paragraph" style:parent-style-name="paragraf">
      <style:paragraph-properties fo:margin-top="0.101cm" fo:margin-bottom="0cm" loext:contextual-spacing="false"/>
      <style:text-properties officeooo:rsid="000d24d9" officeooo:paragraph-rsid="000d24d9"/>
    </style:style>
    <style:style style:name="P14" style:family="paragraph" style:parent-style-name="paragraf">
      <style:paragraph-properties fo:margin-top="0.101cm" fo:margin-bottom="0cm" loext:contextual-spacing="false"/>
      <style:text-properties officeooo:paragraph-rsid="000d24d9"/>
    </style:style>
    <style:style style:name="P15" style:family="paragraph" style:parent-style-name="paragraf">
      <style:paragraph-properties fo:margin-top="0.101cm" fo:margin-bottom="0cm" loext:contextual-spacing="false"/>
      <style:text-properties officeooo:paragraph-rsid="000d962a"/>
    </style:style>
    <style:style style:name="P16" style:family="paragraph" style:parent-style-name="paragraf">
      <style:paragraph-properties fo:margin-top="0.101cm" fo:margin-bottom="0cm" loext:contextual-spacing="false"/>
      <style:text-properties officeooo:rsid="000ea17a" officeooo:paragraph-rsid="000ea17a"/>
    </style:style>
    <style:style style:name="P17" style:family="paragraph" style:parent-style-name="paragraf">
      <style:paragraph-properties fo:margin-top="0.101cm" fo:margin-bottom="0cm" loext:contextual-spacing="false"/>
      <style:text-properties style:font-name="Times" officeooo:rsid="000d962a" officeooo:paragraph-rsid="000d962a" style:font-name-asian="Times" style:font-name-complex="Times" style:font-size-complex="10pt" style:language-complex="ar" style:country-complex="SA"/>
    </style:style>
    <style:style style:name="P18" style:family="paragraph" style:parent-style-name="paragraf">
      <style:paragraph-properties fo:margin-top="0.101cm" fo:margin-bottom="0cm" loext:contextual-spacing="false"/>
      <style:text-properties style:font-name="Times" officeooo:rsid="000d962a" officeooo:paragraph-rsid="000d24d9" style:font-name-asian="Times" style:font-name-complex="Times" style:font-size-complex="10pt" style:language-complex="ar" style:country-complex="SA"/>
    </style:style>
    <style:style style:name="P19" style:family="paragraph" style:parent-style-name="paragraf">
      <style:paragraph-properties fo:margin-top="0.101cm" fo:margin-bottom="0cm" loext:contextual-spacing="false"/>
      <style:text-properties style:font-name="Times" fo:font-size="14pt" officeooo:rsid="000d962a" officeooo:paragraph-rsid="000d962a" style:font-name-asian="Times" style:font-size-asian="14pt" style:font-name-complex="Times" style:font-size-complex="14pt" style:language-complex="ar" style:country-complex="SA"/>
    </style:style>
    <style:style style:name="P20" style:family="paragraph" style:parent-style-name="paragraf">
      <style:paragraph-properties fo:margin-top="0.101cm" fo:margin-bottom="0cm" loext:contextual-spacing="false"/>
      <style:text-properties officeooo:paragraph-rsid="000b4f0d"/>
    </style:style>
    <style:style style:name="P21" style:family="paragraph" style:parent-style-name="paragraf">
      <style:paragraph-properties fo:margin-top="0.101cm" fo:margin-bottom="0cm" loext:contextual-spacing="false"/>
      <style:text-properties officeooo:paragraph-rsid="00192a16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 fo:orphans="2" fo:widows="2" fo:hyphenation-ladder-count="no-limit" style:writing-mode="lr-tb"/>
      <style:text-properties officeooo:rsid="0084e157" officeooo:paragraph-rsid="0013206b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 fo:orphans="2" fo:widows="2" fo:hyphenation-ladder-count="no-limit" style:writing-mode="lr-tb"/>
      <style:text-properties fo:font-size="14pt" officeooo:rsid="0084e157" officeooo:paragraph-rsid="0013206b" style:font-size-asian="14pt" style:font-size-complex="14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 fo:orphans="2" fo:widows="2" fo:hyphenation-ladder-count="no-limit" style:writing-mode="lr-tb"/>
      <style:text-properties fo:font-size="14pt" officeooo:paragraph-rsid="0013206b" style:font-size-asian="14pt" style:font-size-complex="14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 fo:orphans="2" fo:widows="2" fo:hyphenation-ladder-count="no-limit" style:writing-mode="lr-tb"/>
      <style:text-properties fo:font-size="14pt" officeooo:rsid="00857414" officeooo:paragraph-rsid="0013206b" style:font-size-asian="14pt" style:font-size-complex="14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 fo:orphans="2" fo:widows="2" fo:hyphenation-ladder-count="no-limit" style:writing-mode="lr-tb"/>
      <style:text-properties fo:font-size="14pt" officeooo:rsid="00887592" officeooo:paragraph-rsid="0013206b" style:font-size-asian="14pt" style:font-size-complex="14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font-size="14pt" officeooo:rsid="009698e7" officeooo:paragraph-rsid="0013206b" style:font-size-asian="14pt" style:font-size-complex="14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 fo:orphans="2" fo:widows="2" fo:hyphenation-ladder-count="no-limit" style:writing-mode="lr-tb"/>
      <style:text-properties fo:font-size="14pt" fo:font-weight="normal" officeooo:rsid="0013fca5" officeooo:paragraph-rsid="0013206b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9" style:family="paragraph" style:parent-style-name="Heading_20_1" style:master-page-name="MP0">
      <style:paragraph-properties style:page-number="auto" fo:break-before="page"/>
    </style:style>
    <style:style style:name="P30" style:family="paragraph" style:parent-style-name="Heading_20_1">
      <style:paragraph-properties fo:margin-top="0.21cm" fo:margin-bottom="0cm" loext:contextual-spacing="false"/>
    </style:style>
    <style:style style:name="P31" style:family="paragraph" style:parent-style-name="Heading_20_2" style:list-style-name="">
      <style:paragraph-properties fo:text-align="justify" style:justify-single-word="false" fo:orphans="2" fo:widows="2" fo:hyphenation-ladder-count="no-limit"/>
      <style:text-properties fo:font-size="18pt" style:font-size-asian="14pt" style:font-size-complex="10pt" fo:hyphenate="false" loext:hyphenation-no-caps="false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3">
      <style:text-properties fo:font-size="14pt" officeooo:paragraph-rsid="0013206b" style:font-size-asian="14pt" style:font-size-complex="14pt"/>
    </style:style>
    <style:style style:name="P34" style:family="paragraph" style:parent-style-name="paragraf" style:list-style-name="L1">
      <style:paragraph-properties fo:margin-top="0.109cm" fo:margin-bottom="0cm" loext:contextual-spacing="false"/>
      <style:text-properties style:font-name="Times" officeooo:rsid="000ac42e" officeooo:paragraph-rsid="000ac42e" style:font-name-asian="Times" style:font-name-complex="Times" style:font-size-complex="10pt" style:language-complex="ar" style:country-complex="SA"/>
    </style:style>
    <style:style style:name="P35" style:family="paragraph" style:parent-style-name="paragraf" style:list-style-name="L1">
      <style:paragraph-properties fo:margin-top="0.109cm" fo:margin-bottom="0cm" loext:contextual-spacing="false"/>
      <style:text-properties style:font-name="Times" officeooo:rsid="000ac42e" officeooo:paragraph-rsid="000ea17a" style:font-name-asian="Times" style:font-name-complex="Times" style:font-size-complex="10pt" style:language-complex="ar" style:country-complex="SA"/>
    </style:style>
    <style:style style:name="P36" style:family="paragraph" style:parent-style-name="paragraf" style:list-style-name="L1">
      <style:paragraph-properties fo:margin-top="0.109cm" fo:margin-bottom="0cm" loext:contextual-spacing="false"/>
      <style:text-properties officeooo:paragraph-rsid="000ac42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24d9" style:font-weight-asian="bold" style:font-weight-complex="bold"/>
    </style:style>
    <style:style style:name="T4" style:family="text">
      <style:text-properties fo:font-weight="bold" officeooo:rsid="000d962a" style:font-weight-asian="bold" style:font-weight-complex="bold"/>
    </style:style>
    <style:style style:name="T5" style:family="text">
      <style:text-properties fo:font-weight="bold" officeooo:rsid="0090b1df" style:font-weight-asian="bold" style:font-weight-complex="bold"/>
    </style:style>
    <style:style style:name="T6" style:family="text">
      <style:text-properties officeooo:rsid="000d24d9"/>
    </style:style>
    <style:style style:name="T7" style:family="text">
      <style:text-properties style:font-name="Times" style:font-name-asian="Times" style:font-name-complex="Times" style:font-size-complex="10pt" style:language-complex="ar" style:country-complex="SA"/>
    </style:style>
    <style:style style:name="T8" style:family="text">
      <style:text-properties style:font-name="Times" officeooo:rsid="000d24d9" style:font-name-asian="Times" style:font-name-complex="Times" style:font-size-complex="10pt" style:language-complex="ar" style:country-complex="SA"/>
    </style:style>
    <style:style style:name="T9" style:family="text">
      <style:text-properties style:font-name="Times" officeooo:rsid="000d962a" style:font-name-asian="Times" style:font-name-complex="Times" style:font-size-complex="10pt" style:language-complex="ar" style:country-complex="SA"/>
    </style:style>
    <style:style style:name="T10" style:family="text">
      <style:text-properties style:font-name="Times" officeooo:rsid="000ea17a" style:font-name-asian="Times" style:font-name-complex="Times" style:font-size-complex="10pt" style:language-complex="ar" style:country-complex="SA"/>
    </style:style>
    <style:style style:name="T11" style:family="text">
      <style:text-properties style:font-name="Times" officeooo:rsid="000fa69a" style:font-name-asian="Times" style:font-name-complex="Times" style:font-size-complex="10pt" style:language-complex="ar" style:country-complex="SA"/>
    </style:style>
    <style:style style:name="T12" style:family="text">
      <style:text-properties style:font-name="Times" officeooo:rsid="00131129" style:font-name-asian="Times" style:font-name-complex="Times" style:font-size-complex="10pt" style:language-complex="ar" style:country-complex="SA"/>
    </style:style>
    <style:style style:name="T13" style:family="text">
      <style:text-properties style:font-name="Times" officeooo:rsid="0013206b" style:font-name-asian="Times" style:font-name-complex="Times" style:font-size-complex="10pt" style:language-complex="ar" style:country-complex="SA"/>
    </style:style>
    <style:style style:name="T14" style:family="text">
      <style:text-properties style:font-name="Times" officeooo:rsid="0013fca5" style:font-name-asian="Times" style:font-name-complex="Times" style:font-size-complex="10pt" style:language-complex="ar" style:country-complex="SA"/>
    </style:style>
    <style:style style:name="T15" style:family="text">
      <style:text-properties style:font-name="Times" officeooo:rsid="000ac42e" style:font-name-asian="Times" style:font-name-complex="Times" style:font-size-complex="10pt" style:language-complex="ar" style:country-complex="SA"/>
    </style:style>
    <style:style style:name="T16" style:family="text">
      <style:text-properties style:font-name="Times" officeooo:rsid="00192a16" style:font-name-asian="Times" style:font-name-complex="Times" style:font-size-complex="10pt" style:language-complex="ar" style:country-complex="SA"/>
    </style:style>
    <style:style style:name="T17" style:family="text">
      <style:text-properties style:font-name="Times" style:font-name-asian="Times" style:font-name-complex="Times" style:language-complex="ar" style:country-complex="SA"/>
    </style:style>
    <style:style style:name="T18" style:family="text">
      <style:text-properties style:font-name="Times" fo:font-weight="bold" style:font-name-asian="Times" style:font-weight-asian="bold" style:font-name-complex="Times" style:font-size-complex="10pt" style:language-complex="ar" style:country-complex="SA" style:font-weight-complex="bold"/>
    </style:style>
    <style:style style:name="T19" style:family="text">
      <style:text-properties style:font-name="Times" fo:font-weight="bold" officeooo:rsid="000ea17a" style:font-name-asian="Times" style:font-weight-asian="bold" style:font-name-complex="Times" style:font-size-complex="10pt" style:language-complex="ar" style:country-complex="SA" style:font-weight-complex="bold"/>
    </style:style>
    <style:style style:name="T20" style:family="text">
      <style:text-properties style:font-name="Times" fo:font-weight="bold" officeooo:rsid="000d962a" style:font-name-asian="Times" style:font-weight-asian="bold" style:font-name-complex="Times" style:font-size-complex="10pt" style:language-complex="ar" style:country-complex="SA" style:font-weight-complex="bold"/>
    </style:style>
    <style:style style:name="T21" style:family="text">
      <style:text-properties style:font-name="Times" style:text-underline-style="solid" style:text-underline-width="auto" style:text-underline-color="font-color" officeooo:rsid="000d24d9" style:font-name-asian="Times" style:font-name-complex="Times" style:font-size-complex="10pt" style:language-complex="ar" style:country-complex="SA"/>
    </style:style>
    <style:style style:name="T22" style:family="text">
      <style:text-properties style:font-name="Times" fo:font-style="italic" officeooo:rsid="0013fca5" style:font-name-asian="Times" style:font-style-asian="italic" style:font-name-complex="Times" style:font-size-complex="10pt" style:language-complex="ar" style:country-complex="SA" style:font-style-complex="italic"/>
    </style:style>
    <style:style style:name="T23" style:family="text">
      <style:text-properties style:font-name="Times" fo:font-size="14pt" officeooo:rsid="0013206b" style:font-name-asian="Times" style:font-name-complex="Times" style:font-size-complex="10pt" style:language-complex="ar" style:country-complex="SA"/>
    </style:style>
    <style:style style:name="T24" style:family="text">
      <style:text-properties style:font-name="Times" fo:font-size="14pt" officeooo:rsid="0013fca5" style:font-name-asian="Times" style:font-name-complex="Times" style:font-size-complex="10pt" style:language-complex="ar" style:country-complex="SA"/>
    </style:style>
    <style:style style:name="T25" style:family="text">
      <style:text-properties style:font-name="Times" fo:font-size="14pt" officeooo:rsid="0015a297" style:font-name-asian="Times" style:font-name-complex="Times" style:font-size-complex="10pt" style:language-complex="ar" style:country-complex="SA"/>
    </style:style>
    <style:style style:name="T26" style:family="text">
      <style:text-properties style:font-name="Times" fo:font-size="14pt" fo:font-style="normal" officeooo:rsid="00192a16" style:font-name-asian="Times" style:font-style-asian="normal" style:font-name-complex="Times" style:font-size-complex="10pt" style:language-complex="ar" style:country-complex="SA" style:font-style-complex="normal"/>
    </style:style>
    <style:style style:name="T27" style:family="text">
      <style:text-properties style:font-name="Times" fo:font-style="normal" officeooo:rsid="000d962a" style:font-name-asian="Times" style:font-style-asian="normal" style:font-name-complex="Times" style:font-size-complex="10pt" style:language-complex="ar" style:country-complex="SA" style:font-style-complex="normal"/>
    </style:style>
    <style:style style:name="T28" style:family="text">
      <style:text-properties officeooo:rsid="000d962a"/>
    </style:style>
    <style:style style:name="T29" style:family="text">
      <style:text-properties officeooo:rsid="000ea17a"/>
    </style:style>
    <style:style style:name="T30" style:family="text">
      <style:text-properties officeooo:rsid="001142b7"/>
    </style:style>
    <style:style style:name="T31" style:family="text">
      <style:text-properties style:use-window-font-color="true" style:font-name="Times" fo:language="ca" fo:country="ES" style:font-name-asian="Times" style:language-asian="zh" style:country-asian="CN" style:font-name-complex="Times" style:language-complex="ar" style:country-complex="SA"/>
    </style:style>
    <style:style style:name="T32" style:family="text">
      <style:text-properties style:use-window-font-color="true" style:font-name="Times" fo:language="ca" fo:country="ES" officeooo:rsid="0090b1df" style:font-name-asian="Times" style:language-asian="zh" style:country-asian="CN" style:font-name-complex="Times" style:language-complex="ar" style:country-complex="SA"/>
    </style:style>
    <style:style style:name="T33" style:family="text">
      <style:text-properties style:use-window-font-color="true" style:font-name="Times" fo:language="ca" fo:country="ES" officeooo:rsid="008d10e6" style:font-name-asian="Times" style:language-asian="zh" style:country-asian="CN" style:font-name-complex="Times" style:language-complex="ar" style:country-complex="SA"/>
    </style:style>
    <style:style style:name="T34" style:family="text">
      <style:text-properties officeooo:rsid="008d10e6"/>
    </style:style>
    <style:style style:name="T35" style:family="text">
      <style:text-properties officeooo:rsid="0084e15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8d10e6" style:font-weight-asian="normal" style:font-weight-complex="normal"/>
    </style:style>
    <style:style style:name="T38" style:family="text">
      <style:text-properties fo:font-weight="normal" officeooo:rsid="0013fca5" style:font-weight-asian="normal" style:font-weight-complex="normal"/>
    </style:style>
    <style:style style:name="T39" style:family="text">
      <style:text-properties fo:font-weight="normal" officeooo:rsid="006b4046" style:font-weight-asian="normal" style:font-weight-complex="normal"/>
    </style:style>
    <style:style style:name="T40" style:family="text">
      <style:text-properties fo:font-weight="normal" officeooo:rsid="008b60d6" style:font-weight-asian="normal" style:font-weight-complex="normal"/>
    </style:style>
    <style:style style:name="T41" style:family="text">
      <style:text-properties fo:font-weight="normal" officeooo:rsid="0086b42f" style:font-weight-asian="normal" style:font-weight-complex="normal"/>
    </style:style>
    <style:style style:name="T42" style:family="text">
      <style:text-properties fo:font-weight="normal" officeooo:rsid="0086b42f" fo:background-color="transparent" loext:char-shading-value="0" style:font-weight-asian="normal" style:font-weight-complex="normal"/>
    </style:style>
    <style:style style:name="T43" style:family="text">
      <style:text-properties officeooo:rsid="0090b1df"/>
    </style:style>
    <style:style style:name="T44" style:family="text">
      <style:text-properties officeooo:rsid="00887592"/>
    </style:style>
    <style:style style:name="T45" style:family="text">
      <style:text-properties fo:font-size="18pt" style:font-size-asian="14pt" style:font-size-complex="10pt"/>
    </style:style>
    <style:style style:name="T46" style:family="text">
      <style:text-properties fo:font-size="18pt" officeooo:rsid="0017210a" style:font-size-asian="14pt" style:font-size-complex="10pt"/>
    </style:style>
    <style:style style:name="T47" style:family="text">
      <style:text-properties officeooo:rsid="00699ca0"/>
    </style:style>
    <style:style style:name="T48" style:family="text">
      <style:text-properties style:font-name="Times New Roman" fo:font-size="18pt" fo:font-style="italic" fo:font-weight="bold" officeooo:rsid="0017210a" style:font-name-asian="Times" style:font-size-asian="14pt" style:font-style-asian="italic" style:font-weight-asian="bold" style:font-name-complex="Times" style:font-size-complex="10pt" style:language-complex="ar" style:country-complex="SA"/>
    </style:style>
    <style:style style:name="T49" style:family="text">
      <style:text-properties officeooo:rsid="0017327f"/>
    </style:style>
    <style:style style:name="T50" style:family="text">
      <style:text-properties style:font-name="rsfs10" style:font-name-asian="rsfs10" style:font-name-complex="rsfs10"/>
    </style:style>
    <style:style style:name="T51" style:family="text">
      <style:text-properties officeooo:rsid="0019983b"/>
    </style:style>
    <style:style style:name="T52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<text:span text:style-name="T29">M</text:span>anual simple dels <text:span text:style-name="T1">scripts</text:span> de la xarxa virtual amb LXC</text:h>
      <text:p text:style-name="P10"><text:span text:style-name="T24">des de la màquina que farà de SO amfitrió (milax@casa)</text:span><text:span text:style-name="T14"> descarregueu el .tgz amb els </text:span><text:span text:style-name="T22">scripts</text:span><text:span text:style-name="T14"> proporcionats al moodle i descomprimiu-lo.</text:span></text:p>
      <text:p text:style-name="P9"><text:span text:style-name="T24">A</text:span><text:span text:style-name="T15">l directori principal hi ha el següent contingut:</text:span></text:p>
      <text:list xml:id="list4048355128" text:style-name="L1">
        <text:list-item>
          <text:p text:style-name="P34">menu_GSXarxes.sh</text:p>
        </text:list-item>
        <text:list-item>
          <text:p text:style-name="P36"><text:span text:style-name="T25">LLEGIU-ME</text:span><text:span text:style-name="T15">.pdf</text:span><text:span text:style-name="T10"><text:tab/>(aquest document)</text:span></text:p>
        </text:list-item>
        <text:list-item>
          <text:p text:style-name="P35">auxiliars/</text:p>
        </text:list-item>
        <text:list-item>
          <text:p text:style-name="P35">versions.txt<text:span text:style-name="T51"> (versions dels amfitrions provats)</text:span></text:p>
        </text:list-item>
      </text:list>
      <text:p text:style-name="P5"/>
      <text:p text:style-name="P5">En principi l'alumn@ sols cal que executí el menú:</text:p>
      <text:p text:style-name="P6">sudo ./menu_GSXarxes.sh</text:p>
      <text:p text:style-name="P5"/>
      <text:p text:style-name="P5">El <text:span text:style-name="T2">sudo</text:span> cal doncs (i) hem de configurar la xarxa virtual (ii)<text:span text:style-name="T30"> hem d'</text:span>instal·lar algun paquet i (iii) <text:span text:style-name="T30">hem d'</text:span>executar els contenidors com a root.</text:p>
      <text:p text:style-name="P5"/>
      <text:p text:style-name="P5">Aquest menú executa els scripts guardats al directori <text:span text:style-name="T1">auxiliars</text:span>. Puntualment els podeu executar vosaltres directament des de la línia de comandes.</text:p>
      <text:p text:style-name="P5"/>
      <text:p text:style-name="P8"><text:s text:c="8"/>┌────────────┤ Pràctiques de xarxes de GSX v2 ├─────────────┐</text:p>
      <text:p text:style-name="P8"><text:s text:c="8"/>│ Tria una acció: <text:s text:c="42"/>│ </text:p>
      <text:p text:style-name="P8"><text:s text:c="8"/>│ <text:s text:c="58"/>│ </text:p>
      <text:p text:style-name="P8"><text:s text:c="8"/>│ <text:s/>Crear <text:s text:c="7"/>Crear els contenidors i la xarxa virtual <text:s text:c="3"/>│ </text:p>
      <text:p text:style-name="P8"><text:s text:c="8"/>│ <text:s/>Start <text:s text:c="7"/>Executar els contenidors <text:s text:c="19"/>│ </text:p>
      <text:p text:style-name="P8"><text:s text:c="8"/>│ <text:s/>Stop <text:s text:c="8"/>Aturar els contenidors <text:s text:c="21"/>│ </text:p>
      <text:p text:style-name="P8"><text:s text:c="8"/>│ <text:s/>Destruir <text:s text:c="4"/>Tancar, eliminar i restaurar <text:s text:c="15"/>│ </text:p>
      <text:p text:style-name="P8"><text:s text:c="8"/>│ <text:s text:c="58"/>│ </text:p>
      <text:p text:style-name="P8"><text:s text:c="8"/>│ <text:s/>Transitoris: <text:s text:c="44"/>│ </text:p>
      <text:p text:style-name="P8"><text:s text:c="8"/>│ <text:s/>Real <text:s text:c="8"/>Eliminar la xarxa virtual (temporalment) <text:s text:c="3"/>│ </text:p>
      <text:p text:style-name="P8"><text:s text:c="8"/>│ <text:s/>Virtual <text:s text:c="5"/>Tornar a crear la xarxa virtual <text:s text:c="12"/>│ </text:p>
      <text:p text:style-name="P8"><text:s text:c="8"/>│ <text:s/>Renovar <text:s text:c="5"/>Obtenir config per DHCP a la xarxa virtual <text:s/>│ </text:p>
      <text:p text:style-name="P8"><text:s text:c="8"/>│ <text:s text:c="58"/>│ </text:p>
      <text:p text:style-name="P8"><text:s text:c="8"/>│ <text:s/>Informatius: <text:s text:c="44"/>│ </text:p>
      <text:p text:style-name="P8"><text:s text:c="8"/>│ <text:s/>Connexió <text:s text:c="4"/>Comprovar la connexió a Internet <text:s text:c="11"/>│ </text:p>
      <text:p text:style-name="P8"><text:s text:c="8"/>│ <text:s/>Entorn <text:s text:c="6"/>Comprovar l'entorn virtual <text:s text:c="17"/>│ </text:p>
      <text:p text:style-name="P8"><text:s text:c="8"/>│ <text:s/>Requisits <text:s text:c="3"/>Comprovar els requisits <text:s text:c="20"/>│ </text:p>
      <text:p text:style-name="P8"><text:s text:c="8"/>│ <text:s text:c="58"/>│ </text:p>
      <text:p text:style-name="P8"><text:s text:c="8"/>│ <text:s text:c="58"/>│ </text:p>
      <text:p text:style-name="P8"><text:s text:c="8"/>│ <text:s text:c="13"/>&lt;D'acord&gt; <text:s text:c="12"/>&lt;Sortir&gt; <text:s text:c="14"/>│ </text:p>
      <text:p text:style-name="P8"><text:s text:c="8"/>│ <text:s text:c="58"/>│ </text:p>
      <text:p text:style-name="P8"><text:s text:c="8"/>└───────────────────────────────────────────────────────────┘ </text:p>
      <text:p text:style-name="P8"><text:s text:c="70"/></text:p>
      <text:p text:style-name="P8"><text:soft-page-break/></text:p>
      <text:p text:style-name="P7"/>
      <text:p text:style-name="P20"/>
      <text:p text:style-name="P15"><text:span text:style-name="T28">L</text:span><text:span text:style-name="T9">a opció</text:span><text:span text:style-name="T28"> </text:span><text:span text:style-name="T4">Crear</text:span><text:span text:style-name="T28"> segurament serà lenta, doncs ha de baixar tot un Debian. Si s'hagués de repetir llavors ja hauria d'anar més ràpid.</text:span></text:p>
      <text:p text:style-name="P11"/>
      <text:p text:style-name="P11"><text:span text:style-name="T2">Start/Stop</text:span> es poden usar sempre que vulgueu: no són destructives, es a dir, les vostres dades/scripts persistiran. En principi no cal fer Stop, doncs els contenidors consumeixen pocs recursos (bé, dependrà del que hi executeu vosaltres).</text:p>
      <text:p text:style-name="P11"/>
      <text:p text:style-name="P21"><text:span text:style-name="T8">L</text:span><text:span text:style-name="T9">a opció </text:span><text:span text:style-name="T20">Destruir</text:span><text:span text:style-name="T9"> la qual sols s'hauria d'executar al final de fer totes les pràctiques, doncs en destruir els contenidors perdríeu el seu contingut. En tot cas,</text:span><text:span text:style-name="T27"> </text:span><text:span text:style-name="T26">es</text:span><text:span text:style-name="T9"> demana la confirmació </text:span><text:span text:style-name="T16">abans </text:span><text:span text:style-name="T9">d'eliminar cada contenidor. </text:span><text:span text:style-name="T16">En aquesta versió hi ha un contenidor addicional anomenat 'inicial' que serveix per a clonar ràpidament els altres i no </text:span><text:span text:style-name="T9">convindria eliminar-lo</text:span><text:span text:style-name="T16"> (llevat de al final del curs)</text:span><text:span text:style-name="T9">.</text:span></text:p>
      <text:p text:style-name="P11"/>
      <text:p text:style-name="P12">Les opcions <text:span text:style-name="T2">Real/Virtual </text:span>són útils quan vulgueu canviar d'assignatura. <text:span text:style-name="T6">Per a fer les pràctiques de GSX necessiteu la xarxa Virtual. </text:span></text:p>
      <text:p text:style-name="P12"><text:span text:style-name="T6">Quan canvieu a una altra assignatura us pot interessar revertir a la xarxa anterior amb la opció </text:span><text:span text:style-name="T3">Real</text:span><text:span text:style-name="T6">. Això sols afecta a la xarxa</text:span><text:span text:style-name="T30">,</text:span><text:span text:style-name="T6"> no als contenidors amb els quals podreu continuar treballant però</text:span><text:span text:style-name="T30">,</text:span><text:span text:style-name="T6"> òbviament</text:span><text:span text:style-name="T30">,</text:span><text:span text:style-name="T6"> sense xarxa.</text:span><text:span text:style-name="T29"> </text:span><text:span text:style-name="T6">Quan vulgueu tornar a les nostres pràctiques sols cal crear de nou la xarxa </text:span><text:span text:style-name="T3">Virtual</text:span><text:span text:style-name="T6">.</text:span></text:p>
      <text:p text:style-name="P13"/>
      <text:p text:style-name="P14"><text:span text:style-name="T6">Opció </text:span><text:span text:style-name="T3">Renovar</text:span><text:span text:style-name="T6">: Si utilitzeu </text:span><text:span text:style-name="T8">un </text:span><text:span text:style-name="T21">debian no virtualitzat </text:span><text:span text:style-name="T8">(ex: dual boot) i canvieu la connexió del vostre ordinador (ex: eth</text:span><text:span text:style-name="T12">ernet </text:span><text:span text:style-name="T8">a </text:span><text:span text:style-name="T12">W</text:span><text:span text:style-name="T8">i</text:span><text:span text:style-name="T12">F</text:span><text:span text:style-name="T8">i, URV a casa,</text:span><text:span text:style-name="T12"> etc</text:span><text:span text:style-name="T8">) llavors al pont virtual cal renovar-li la IP.</text:span><text:span text:style-name="T9"> Si treballeu amb imatges de Virtualbox això no cal, doncs la IP és assignada pel DHCP del Virtualbox i és estable</text:span><text:span text:style-name="T9"><text:note text:id="ftn1" text:note-class="footnote"><text:note-citation>1</text:note-citation><text:note-body><text:p text:style-name="P3"><text:s/>Però el nameservers NO ! <text:span text:style-name="T50">→</text:span> Podeu canviar la VM per a que sempre usi el resolver del host:</text:p><text:p text:style-name="P3">Exemple: <text:span text:style-name="T2">vboxmanage modifyvm "Milax@casa" --natdnshostresolver1 on</text:span></text:p><text:p text:style-name="P4"/></text:note-body></text:note></text:span><text:span text:style-name="T9">.</text:span></text:p>
      <text:p text:style-name="P18"/>
      <text:p text:style-name="P16"><text:span text:style-name="T7">Per a </text:span><text:span text:style-name="T18">sortir</text:span><text:span text:style-name="T7"> del menú useu la tecla ESCAPE o bé amb e</text:span><text:span text:style-name="T11">l</text:span><text:span text:style-name="T7"> tabulador aneu a &lt;Cancel·la&gt;.</text:span></text:p>
      <text:p text:style-name="P17"/>
      <text:h text:style-name="P31" text:outline-level="2"/>
      <text:h text:style-name="P32" text:outline-level="2"><text:span text:style-name="T46">Annex: e</text:span><text:span text:style-name="T45">n cas de problemes </text:span><text:span text:style-name="T48">...</text:span></text:h>
      <text:p text:style-name="P22"/>
      <text:p text:style-name="P27">Comproveu la versió de la vostra distribució linux o de la imatge Virtualbox i contrasteu-la amb el fitxer <text:span text:style-name="T2">versions.txt</text:span><text:span text:style-name="T36"> (proporcionat al .tgz)</text:span><text:span text:style-name="T38">. Podeu descarregar el </text:span><text:a xlink:type="simple" xlink:href="https://webs-deim.urv.cat/~milax/" text:style-name="Internet_20_link" text:visited-style-name="Visited_20_Internet_20_Link"><text:span text:style-name="T38">milax@casa</text:span></text:a><text:span text:style-name="T38"> amb les imatges del laboratori</text:span><text:span text:style-name="T38"><text:note text:id="ftn2" text:note-class="footnote"><text:note-citation>2</text:note-citation><text:note-body><text:p text:style-name="Footnote"><text:s/><text:span text:style-name="T47">Aquesta imatge és molt gran perquè porta tot el necessari per a totes les assignatures.</text:span></text:p></text:note-body></text:note></text:span><text:span text:style-name="T38"> </text:span><text:span text:style-name="T42">actuals </text:span><text:span text:style-name="T38">(el qual és un debian </text:span><text:span text:style-name="T39">1</text:span><text:span text:style-name="T40">1</text:span><text:span text:style-name="T39">, </text:span><text:span text:style-name="T38">bu</text:span><text:span text:style-name="T40">llseye</text:span><text:span text:style-name="T38">) o podeu descarregar-ne d’Internet (per ex</text:span><text:span text:style-name="T41">e</text:span><text:span text:style-name="T38">mple des de </text:span><text:a xlink:type="simple" xlink:href="https://virtualboxes.org/images/" text:style-name="Internet_20_link" text:visited-style-name="Visited_20_Internet_20_Link"><text:span text:style-name="T38">virtualboxes.org</text:span></text:a><text:span text:style-name="T38"> o de </text:span><text:a xlink:type="simple" xlink:href="http://www.osboxes.org/" text:style-name="Internet_20_link" text:visited-style-name="Visited_20_Internet_20_Link"><text:span text:style-name="T38">www.osboxes.org</text:span></text:a><text:span text:style-name="T38">).</text:span></text:p>
      <text:p text:style-name="P28"/>
      <text:h text:style-name="P33" text:outline-level="3">Cas 1: Si teniu el virtualbox a un ordinador personal.</text:h>
      <text:p text:style-name="P23">La tar<text:span text:style-name="T34">geta</text:span> del virtualbox ha d'estar en mode <text:span text:style-name="T2">NAT</text:span>.</text:p>
      <text:p text:style-name="P23"/>
      <text:p text:style-name="P23">Si cal també la podeu posar en mode <text:span text:style-name="T2">bridge</text:span>/pont, però llavors també ha d'estar en mode <text:span text:style-name="T2">promiscu</text:span><text:span text:style-name="T34"> (i disposar d'un servidor DHCP extern, com ara el de casa)</text:span><text:span text:style-name="T43">. En aquest mode podreu connectar-vos </text:span><text:span text:style-name="T32">directament</text:span><text:span text:style-name="T43"> des dels contenidors a qualsevol PC de la xarxa local (per exemple per a fer un </text:span><text:span text:style-name="T5">scp</text:span><text:span text:style-name="T43">).</text:span></text:p>
      <text:p text:style-name="P23"/>
      <text:h text:style-name="P33" text:outline-level="3">Cas 2: la imatge virtualbox és milax@casa<text:span text:style-name="T37"> del curs actual.</text:span></text:h>
      <text:p text:style-name="P24"><text:span text:style-name="T35">Si teniu </text:span><text:span text:style-name="T49">un</text:span><text:span text:style-name="T35">a versió </text:span><text:span text:style-name="T33">anterior (ex: Debian buster)</text:span><text:span text:style-name="T35"> <text:s/>llavors poden fallar coses.</text:span></text:p>
      <text:p text:style-name="P24"/>
      <text:h text:style-name="P33" text:outline-level="3">Cas 3: l'amfitrió no està virtualitzat (dual boot) i està connectat per WiFi.</text:h>
      <text:p text:style-name="P25">Les targetes wireless <text:span text:style-name="T31">difícilment</text:span> es poden 'connectar' a un bridge virtual.</text:p>
      <text:p text:style-name="P25">Millor que us <text:span text:style-name="T2">connecteu per cable</text:span><text:span text:style-name="T44"> o bé:</text:span></text:p>
      <text:p text:style-name="P26">podeu instal·lar el virtualbox i posar-hi el milax@casa.</text:p>
      <text:p text:style-name="P26"><text:span text:style-name="T31">Llavors</text:span><text:span text:style-name="T17"> l'amfitrió estarà per WiFi però el milax creurà que és un cable (del virtualbox).</text:span></text:p>
      <text:p text:style-name="P19"/>
      <text:p text:style-name="P17"/>
      <text:p text:style-name="P15"><text:span text:style-name="T23">Si el problema persisteix r</text:span><text:span text:style-name="T9">eporteu</text:span><text:span text:style-name="T23">-lo</text:span><text:span text:style-name="T9"> als professor</text:span><text:span text:style-name="T10">s</text:span><text:span text:style-name="T9"> </text:span><text:span text:style-name="T13">tot </text:span><text:span text:style-name="T9">aportant informació detallada</text:span><text:span text:style-name="T10">. En general convé enviar la sortida de la opció</text:span><text:span text:style-name="T13">:</text:span><text:span text:style-name="T10"> </text:span><text:span text:style-name="T19">Entorn</text:span><text:span text:style-name="T10">.</text:span></text:p>
      <text:h text:style-name="P30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rsfs10" svg:font-family="rsfs10"/>
    <style:font-face style:name="Bitstream Vera Sans Mono" svg:font-family="'Bitstream Vera Sans Mono'" style:font-family-generic="modern"/>
    <style:font-face style:name="Courier" svg:font-family="Courier, 'Courier New'" style:font-family-generic="modern"/>
    <style:font-face style:name="OpenSymbol" svg:font-family="OpenSymbol" style:font-family-generic="system"/>
    <style:font-face style:name="Andale Mono1" svg:font-family="'Andale Mono'" style:font-pitch="fixed"/>
    <style:font-face style:name="Andale Mono" svg:font-family="'Andale Mono'" style:font-adornments="Normal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, 宋体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style:font-name="Times" fo:font-family="Times, 'Times New Roman'" style:font-family-generic="roman" style:font-pitch="variable" style:font-name-asian="Times" style:font-family-asian="Times, 'Times New Roman'" style:font-family-generic-asian="roman" style:font-pitch-asian="variable" style:font-name-complex="Times" style:font-family-complex="Times, 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fo:font-size="18pt" fo:font-weight="bold" style:font-size-asian="18pt" style:font-weight-asian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loext:contextual-spacing="false" fo:hyphenation-ladder-count="no-limit" fo:keep-with-next="always"/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fo:font-weight="bold" style:font-weight-asian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/>
      <style:text-properties style:font-name="Courier" fo:font-family="Courier, 'Courier New'" style:font-family-generic="modern" fo:font-size="10pt" fo:font-style="italic" style:font-size-asian="10pt" style:font-style-asian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, 宋体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Etiquet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/>
    </style:style>
    <style:style style:name="Índice" style:family="paragraph" style:parent-style-name="Standard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Mapa_20_del_20_documento" style:display-name="Mapa del documento" style:family="paragraph" style:parent-style-name="Standard">
      <loext:graphic-properties draw:fill="solid" draw:fill-color="#000080" draw:opacity="100%"/>
      <style:paragraph-properties fo:hyphenation-ladder-count="no-limit" fo:background-color="#000080"/>
      <style:text-properties style:font-name="Geneva" fo:font-family="Geneva" style:font-family-generic="swiss" style:font-pitch="variable" fo:hyphenate="false" loext:hyphenation-no-caps="false"/>
    </style:style>
    <style:style style:name="apartat" style:family="paragraph" style:parent-style-name="Standard">
      <style:paragraph-properties fo:margin-left="1cm" fo:margin-right="0.748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ograma" style:family="paragraph" style:parent-style-name="Standard">
      <style:paragraph-properties fo:hyphenation-ladder-count="no-limit"/>
      <style:text-properties style:font-name="Courier" fo:font-family="Courier, 'Courier New'" style:font-family-generic="modern" fo:font-size="10pt" style:font-size-asian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prompt" style:family="paragraph" style:parent-style-name="Standard">
      <style:paragraph-properties fo:margin-left="-0.501cm" fo:margin-right="0cm" fo:hyphenation-ladder-count="no-limit" fo:text-indent="0cm" style:auto-text-indent="false">
        <style:tab-stops/>
      </style:paragraph-properties>
      <style:text-properties style:font-name="Courier" fo:font-family="Courier, 'Courier New'" style:font-family-generic="modern" fo:font-size="10pt" style:font-size-asian="10pt" fo:hyphenate="false" loext:hyphenation-no-caps="false"/>
    </style:style>
    <style:style style:name="Footnote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.212cm" fo:margin-bottom="0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irectoris" style:family="paragraph" style:parent-style-name="Standard">
      <style:paragraph-properties fo:hyphenation-ladder-count="no-limit">
        <style:tab-stops>
          <style:tab-stop style:position="0.751cm"/>
          <style:tab-stop style:position="1.752cm"/>
          <style:tab-stop style:position="8.001cm"/>
          <style:tab-stop style:position="9.001cm"/>
          <style:tab-stop style:position="13.503cm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fo:hyphenate="false" loext:hyphenation-no-caps="false"/>
    </style:style>
    <style:style style:name="sortida" style:family="paragraph" style:parent-style-name="Heading_20_4" style:default-outline-level="4" style:list-style-name="">
      <style:paragraph-properties fo:hyphenation-ladder-count="no-limit">
        <style:tab-stops>
          <style:tab-stop style:position="2cm"/>
          <style:tab-stop style:position="4.001cm"/>
          <style:tab-stop style:position="6.001cm"/>
          <style:tab-stop style:position="8.001cm"/>
          <style:tab-stop style:position="10.001cm"/>
        </style:tab-stops>
      </style:paragraph-properties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 style:font-style-complex="italic" fo:hyphenate="false" loext:hyphenation-no-caps="false"/>
    </style:style>
    <style:style style:name="paragraf" style:family="paragraph" style:parent-style-name="Standard">
      <style:paragraph-properties fo:margin-top="0.212cm" fo:margin-bottom="0cm" loext:contextual-spacing="false" fo:hyphenation-ladder-count="no-limit"/>
      <style:text-properties fo:font-size="14pt" fo:hyphenate="false" loext:hyphenation-no-caps="false"/>
    </style:style>
    <style:style style:name="subparagraf" style:family="paragraph" style:parent-style-name="Standard">
      <style:paragraph-properties fo:hyphenation-ladder-count="no-limit"/>
      <style:text-properties fo:hyphenate="false" loext:hyphenation-no-caps="false"/>
    </style:style>
    <style:style style:name="subsubparagraf" style:family="paragraph" style:parent-style-name="Standard">
      <style:paragraph-properties fo:hyphenation-ladder-count="no-limit"/>
      <style:text-properties fo:hyphenate="false" loext:hyphenation-no-caps="false"/>
    </style:style>
    <style:style style:name="subsubsubp" style:family="paragraph" style:parent-style-name="Standard" style:list-style-name="WW8Num2">
      <style:paragraph-properties fo:hyphenation-ladder-count="no-limit"/>
      <style:text-properties fo:hyphenate="false" loext:hyphenation-no-caps="false"/>
    </style:style>
    <style:style style:name="tasques" style:family="paragraph" style:parent-style-name="paragraf">
      <style:paragraph-properties fo:margin-top="0cm" fo:margin-bottom="0.212cm" loext:contextual-spacing="false" fo:hyphenation-ladder-count="no-limit"/>
      <style:text-properties style:font-name="Times New Roman" fo:font-family="'Times New Roman'" style:font-family-generic="roman" style:font-pitch="variable" fo:font-size="16pt" fo:font-weight="bold" style:font-size-asian="16pt" style:font-weight-asian="bold" style:font-weight-complex="bold" fo:hyphenate="false" loext:hyphenation-no-caps="false"/>
    </style:style>
    <style:style style:name="_2d_punt" style:display-name="-punt" style:family="paragraph" style:parent-style-name="paragraf">
      <style:paragraph-properties fo:hyphenation-ladder-count="no-limit"/>
      <style:text-properties fo:hyphenate="false" loext:hyphenation-no-caps="false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Bitstream Vera Sans Mono" fo:font-family="'Bitstream Vera Sans Mono'" style:font-family-generic="modern" fo:font-size="10pt" fo:language="es" fo:country="ES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fo:hyphenate="false" loext:hyphenation-no-caps="false"/>
    </style:style>
    <style:style style:name="Sangría_20_2_20_de_20_t._20_independiente" style:display-name="Sangría 2 de t. independiente" style:family="paragraph" style:parent-style-name="Standard">
      <style:paragraph-properties fo:margin-left="2.50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system" style:font-pitch-asian="variable" style:font-size-asian="10pt" style:font-name-complex="DejaVu Sans Mono" style:font-family-complex="'DejaVu Sans Mono'" style:font-family-generic-complex="modern" style:font-pitch-complex="fixed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Default_20_Paragraph_20_Font" style:display-name="Default Paragraph Font" style:family="text"/>
    <style:style style:name="WW8Num2z1" style:family="text">
      <style:text-properties style:font-name="Courier New" fo:font-family="'Courier New'" style:font-family-generic="modern" style:font-pitch="fixed"/>
    </style:style>
    <style:style style:name="WW8Num2z2" style:family="text">
      <style:text-properties style:font-name="Wingdings" fo:font-family="Wingdings" style:font-family-generic="decorative" style:font-pitch="variable" style:font-charset="x-symbol"/>
    </style:style>
    <style:style style:name="WW8Num2z3" style:family="text">
      <style:text-properties style:font-name="Symbol" fo:font-family="Symbol" style:font-family-generic="decorative" style:font-pitch="variable" style:font-charset="x-symbol"/>
    </style:style>
    <style:style style:name="Absatz-Standardschriftart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pitch="fixed"/>
    </style:style>
    <style:style style:name="WW8Num5z2" style:family="text">
      <style:text-properties style:font-name="Wingdings" fo:font-family="Wingdings" style:font-family-generic="decorative" style:font-pitch="variable" style:font-charset="x-symbol"/>
    </style:style>
    <style:style style:name="WW8Num5z3" style:family="text">
      <style:text-properties style:font-name="Symbol" fo:font-family="Symbol" style:font-family-generic="decorative" style:font-pitch="variable" style:font-charset="x-symbol"/>
    </style:style>
    <style:style style:name="WW8Num9z1" style:family="text">
      <style:text-properties style:font-name="Courier New" fo:font-family="'Courier New'" style:font-family-generic="modern" style:font-pitch="fixed"/>
    </style:style>
    <style:style style:name="WW8Num9z2" style:family="text">
      <style:text-properties style:font-name="Wingdings" fo:font-family="Wingdings" style:font-family-generic="decorative" style:font-pitch="variable" style:font-charset="x-symbol"/>
    </style:style>
    <style:style style:name="WW8Num9z3" style:family="text">
      <style:text-properties style:font-name="Symbol" fo:font-family="Symbol" style:font-family-generic="decorative" style:font-pitch="variable" style:font-charset="x-symbol"/>
    </style:style>
    <style:style style:name="Tipus_20_de_20_lletra_20_per_20_defecte_20_del_20_paràgraf" style:display-name="Tipus de lletra per defecte del paràgraf" style:family="text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4z0" style:family="text">
      <style:text-properties style:font-name="Times New Roman" fo:font-family="'Times New Roman'" style:font-family-generic="roman" style:font-pitch="variable" style:font-name-asian="Times" style:font-family-asian="Times, 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decorative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Wingdings" fo:font-family="Wingdings" style:font-family-generic="decorative" style:font-pitch="variable" style:font-charset="x-symbol"/>
    </style:style>
    <style:style style:name="WW8Num8z1" style:family="text">
      <style:text-properties style:font-name="Courier New" fo:font-family="'Courier New'" style:font-family-generic="modern" style:font-pitch="fixed"/>
    </style:style>
    <style:style style:name="WW8Num8z3" style:family="text">
      <style:text-properties style:font-name="Symbol" fo:font-family="Symbol" style:font-family-generic="decorative" style:font-pitch="variable" style:font-charset="x-symbol"/>
    </style:style>
    <style:style style:name="WW8Num9z0" style:family="text">
      <style:text-properties style:font-name="Times New Roman" fo:font-family="'Times New Roman'" style:font-family-generic="roman" style:font-pitch="variable" style:font-name-asian="Times" style:font-family-asian="Times, 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="Symbol" fo:font-family="Symbol" style:font-family-generic="decorative" style:font-pitch="variable" style:font-charset="x-symbol"/>
    </style:style>
    <style:style style:name="WW8Num10z2" style:family="text">
      <style:text-properties style:font-name="Wingdings" fo:font-family="Wingdings" style:font-family-generic="decorative" style:font-pitch="variable" style:font-charset="x-symbol"/>
    </style:style>
    <style:style style:name="WW8Num10z4" style:family="text">
      <style:text-properties style:font-name="Courier New" fo:font-family="'Courier New'" style:font-family-generic="modern" style:font-pitch="fixed"/>
    </style:style>
    <style:style style:name="WW8Num16z0" style:family="text">
      <style:text-properties style:font-name="Times New Roman" fo:font-family="'Times New Roman'" style:font-family-generic="roman" style:font-pitch="variable" style:font-name-asian="Times" style:font-family-asian="Times, 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pitch="fixed"/>
    </style:style>
    <style:style style:name="WW8Num16z2" style:family="text">
      <style:text-properties style:font-name="Wingdings" fo:font-family="Wingdings" style:font-family-generic="decorative" style:font-pitch="variable" style:font-charset="x-symbol"/>
    </style:style>
    <style:style style:name="WW8Num16z3" style:family="text">
      <style:text-properties style:font-name="Symbol" fo:font-family="Symbol" style:font-family-generic="decorative" style:font-pitch="variable" style:font-charset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" style:font-family-asian="'DejaVu Sans'" style:font-family-generic-asian="system" style:font-pitch-asian="variable" style:font-name-complex="DejaVu Sans Mono" style:font-family-complex="'DejaVu Sans Mono'" style:font-family-generic-complex="modern" style:font-pitch-complex="fixed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/>
    </style:style>
    <style:style style:name="WW_5f_CharLFO4LVL1" style:display-name="WW_CharLFO4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2" style:display-name="WW_CharLFO4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3" style:display-name="WW_CharLFO4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4" style:display-name="WW_CharLFO4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5" style:display-name="WW_CharLFO4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6" style:display-name="WW_CharLFO4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7" style:display-name="WW_CharLFO4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8" style:display-name="WW_CharLFO4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4LVL9" style:display-name="WW_CharLFO4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1" style:display-name="WW_CharLFO5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2" style:display-name="WW_CharLFO5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3" style:display-name="WW_CharLFO5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4" style:display-name="WW_CharLFO5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5" style:display-name="WW_CharLFO5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6" style:display-name="WW_CharLFO5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7" style:display-name="WW_CharLFO5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8" style:display-name="WW_CharLFO5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9" style:display-name="WW_CharLFO5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938cm" style:type="center"/>
          <style:tab-stop style:position="16.002cm" style:type="right"/>
        </style:tab-stops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MP2" style:family="paragraph" style:parent-style-name="Footnote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Gestió de Sistemes i Xarxes<text:tab/><text:tab/>DEIM (ETSE)</text:p>
      </style:header>
      <style:footer>
        <text:p text:style-name="MP2"><text:tab/><text:span text:style-name="Page_20_Number"><text:page-number text:select-page="current">3</text:page-number></text:span><text:span text:style-name="Page_20_Number">/</text:span><text:span text:style-name="Page_20_Number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Lab sistema de fitxers</dc:title>
    <meta:initial-creator>URV</meta:initial-creator>
    <meta:creation-date>2011-09-15T17:16:00Z</meta:creation-date>
    <dc:date>2024-03-09T18:31:04.661095739</dc:date>
    <meta:print-date>2011-09-19T14:40:00Z</meta:print-date>
    <meta:editing-cycles>33</meta:editing-cycles>
    <meta:editing-duration>PT16H25M57S</meta:editing-duration>
    <dc:creator>Josep M Banús</dc:creator>
    <meta:document-statistic meta:table-count="0" meta:image-count="0" meta:object-count="0" meta:page-count="3" meta:paragraph-count="59" meta:word-count="763" meta:character-count="5586" meta:non-whitespace-character-count="3905"/>
    <meta:user-defined meta:name="Informació 1"/>
    <meta:user-defined meta:name="Informació 2"/>
    <meta:user-defined meta:name="Informació 3"/>
    <meta:user-defined meta:name="Informació 4"/>
    <meta:template xlink:type="simple" xlink:actuate="onRequest" xlink:title="" xlink:href="../../../../../Downloads/lab-SistemaFitxers.odt/Normal.dotm"/>
  </office:meta>
</office:document-meta>
</file>